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paragraph-rsid="000a45a6"/>
    </style:style>
    <style:style style:name="P2" style:family="paragraph" style:parent-style-name="Standard">
      <style:text-properties style:text-underline-style="none" fo:font-weight="normal" officeooo:paragraph-rsid="000a45a6" style:font-weight-asian="normal" style:font-weight-complex="normal"/>
    </style:style>
    <style:style style:name="P3" style:family="paragraph" style:parent-style-name="Standard">
      <style:text-properties style:text-underline-style="none" officeooo:paragraph-rsid="000a45a6"/>
    </style:style>
    <style:style style:name="P4" style:family="paragraph" style:parent-style-name="Standard">
      <style:text-properties style:text-underline-style="none" officeooo:rsid="001bc0d8" officeooo:paragraph-rsid="000a45a6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paragraph-rsid="000a45a6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paragraph-rsid="000a45a6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paragraph-rsid="000a45a6" style:font-size-asian="14pt" style:font-size-complex="14pt"/>
    </style:style>
    <style:style style:name="P8" style:family="paragraph" style:parent-style-name="Standard" style:list-style-name="L1">
      <style:text-properties officeooo:paragraph-rsid="000a45a6"/>
    </style:style>
    <style:style style:name="P9" style:family="paragraph" style:parent-style-name="Standard" style:list-style-name="L2">
      <style:text-properties officeooo:paragraph-rsid="000a45a6"/>
    </style:style>
    <style:style style:name="P10" style:family="paragraph" style:parent-style-name="Standard">
      <style:text-properties fo:font-size="12pt" style:text-underline-style="none" officeooo:paragraph-rsid="000a45a6" style:font-size-asian="12pt" style:font-size-complex="12pt"/>
    </style:style>
    <style:style style:name="P11" style:family="paragraph" style:parent-style-name="Header">
      <style:text-properties fo:font-style="italic" officeooo:paragraph-rsid="000a45a6" style:font-style-asian="italic" style:font-style-complex="italic"/>
    </style:style>
    <style:style style:name="T1" style:family="text">
      <style:text-properties officeooo:rsid="001ca730"/>
    </style:style>
    <style:style style:name="T2" style:family="text">
      <style:text-properties officeooo:rsid="001bc0d8"/>
    </style:style>
    <style:style style:name="T3" style:family="text">
      <style:text-properties officeooo:rsid="000a45a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a45a6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a45a6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</text:p>
      <text:p text:style-name="P6"/>
      <text:p text:style-name="P6">Project Title: Group 12 Project</text:p>
      <text:p text:style-name="P6">Meeting Purpose: <text:span text:style-name="T3">Blogs, GitHub and Test specification discussion</text:span></text:p>
      <text:p text:style-name="P6">People Present: dpb1, anp28, fik, srp11 lot15, bea16</text:p>
      <text:p text:style-name="P6">Location: <text:span text:style-name="T3">319 – Physical Sciences Building</text:span></text:p>
      <text:p text:style-name="P6">Date: <text:span text:style-name="T3">05</text:span>/11/<text:span text:style-name="T1">20</text:span>13</text:p>
      <text:p text:style-name="P6">Circulation list: All project members</text:p>
      <text:p text:style-name="P6">Author of the minutes: Filip Kunkiewicz</text:p>
      <text:p text:style-name="P6">Date the minutes were produced: <text:span text:style-name="T3">05</text:span>/11/<text:span text:style-name="T2">20</text:span>13</text:p>
      <text:p text:style-name="P2">Version: 1.<text:span text:style-name="T3">1</text:span></text:p>
      <text:p text:style-name="P2"/>
      <text:p text:style-name="P7">Matters Arising</text:p>
      <text:p text:style-name="P7"/>
      <text:list xml:id="list8700882821326368440" text:style-name="L1">
        <text:list-item>
          <text:p text:style-name="P8"><text:span text:style-name="T6">Blog</text:span><text:span text:style-name="T7"> – </text:span>Blog set up</text:p>
          <text:p text:style-name="P8">ACTION: Everyone join and create first post detailing all time spent up to this week AND all time spent this week in another neat little section.</text:p>
        </text:list-item>
        <text:list-item>
          <text:p text:style-name="P8"><text:span text:style-name="T8">Git</text:span><text:span text:style-name="T9">H</text:span><text:span text:style-name="T8">ub</text:span><text:span text:style-name="T9"> – </text:span>Discussed how to use it.</text:p>
          <text:p text:style-name="P8">ACTION: <text:span text:style-name="T3">Fik – S</text:span>end an email around with how to use GIT effectively. </text:p>
        </text:list-item>
        <text:list-item>
          <text:p text:style-name="P8"><text:span text:style-name="T8">Project plan</text:span><text:span text:style-name="T9"> – </text:span>Brief Discussion. </text:p>
          <text:p text:style-name="P8">ACTION: <text:span text:style-name="T3">bea16 and thw10 – </text:span>do deployment diagram for system overview. </text:p>
          <text:p text:style-name="P8">ACTION: <text:span text:style-name="T3">thw10 – </text:span>descriptions for web system overview need to be more detailed. </text:p>
          <text:p text:style-name="P8">ACTION: <text:span text:style-name="T3">fik – </text:span>speak to Nigel to ensure test spec does not need Junit tests. </text:p>
          <text:p text:style-name="P8">ACTION: <text:span text:style-name="T3">fik – </text:span>needs to email <text:span text:style-name="T3">dpb1</text:span> and <text:span text:style-name="T3">lot15</text:span> with information regarding Android system overview diagram. </text:p>
          <text:p text:style-name="P8">ACTION: <text:span text:style-name="T3">dpb1 – </text:span>needs to finish diagram and send <text:span text:style-name="T3">fik</text:span>.</text:p>
          <text:p text:style-name="P8">ACTION: <text:span text:style-name="T3">fik – </text:span>needs to finish of Gantt chart.</text:p>
          <text:p text:style-name="P8">ACTION: <text:span text:style-name="T3">fik – </text:span>needs to send complete document to <text:span text:style-name="T3">alh32 </text:span>for QA review. </text:p>
          <text:p text:style-name="P8">ACTION: <text:span text:style-name="T3">lot15</text:span> and <text:span text:style-name="T3">dpb1 – </text:span>going to meet on Wednesday at 1pm to discuss diagram in the Orchard. </text:p>
        </text:list-item>
      </text:list>
      <text:p text:style-name="Standard"/>
      <text:p text:style-name="P7">New Business</text:p>
      <text:p text:style-name="Standard"><text:span text:style-name="T5"/></text:p>
      <text:list xml:id="list3933137772871828603" text:style-name="L2">
        <text:list-item>
          <text:p text:style-name="P9"><text:span text:style-name="T8">Test specification document</text:span><text:span text:style-name="T9"> – </text:span>Brief discussion, Andy is still working through this. </text:p>
          <text:p text:style-name="P9">ACTION: <text:s/><text:span text:style-name="T3">anp28 </text:span>and <text:span text:style-name="T3">srp11 – </text:span>continue working through test document.</text:p>
        </text:list-item>
        <text:list-item>
          <text:p text:style-name="P9"><text:span text:style-name="T8">Screen mock ups</text:span><text:span text:style-name="T9"> – </text:span>Louis is basically finished with these.</text:p>
          <text:p text:style-name="P9">ACTION: <text:span text:style-name="T3">lot15 – </text:span>finish linking images together. </text:p>
        </text:list-item>
      </text:list>
      <text:p text:style-name="Standard"/>
      <text:p text:style-name="Standard"/>
      <text:p text:style-name="P7">AOB</text:p>
      <text:p text:style-name="P10"/>
      <text:p text:style-name="P3"><text:s text:c="6"/>None.</text:p>
      <text:p text:style-name="Standard"/>
      <text:p text:style-name="Standard"/>
      <text:p text:style-name="Standard"/>
      <text:p text:style-name="P4"><text:a xlink:type="simple" xlink:href="mailto:Fik@aber.ac.uk">Fik@aber.ac.uk</text:a> <text:span text:style-name="T3">05</text:span>/11/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0a45a6" style:font-style-asian="italic" style:font-style-complex="italic"/>
    </style:style>
    <style:style style:name="MP2" style:family="paragraph" style:parent-style-name="Footer">
      <style:text-properties officeooo:paragraph-rsid="000a45a6"/>
    </style:style>
    <style:style style:name="MT1" style:family="text">
      <style:text-properties officeooo:rsid="000a45a6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lan </meta:initial-creator>
    <meta:creation-date>2013-10-25T15:19:09.17</meta:creation-date>
    <dc:date>2014-01-29T11:56:47.803436000</dc:date>
    <meta:editing-duration>PT1M54S</meta:editing-duration>
    <meta:editing-cycles>3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34" meta:word-count="256" meta:character-count="1636" meta:non-whitespace-character-count="1384"/>
  </office:meta>
</office:document-meta>
</file>